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1708in" table:align="left"/>
    </style:style>
    <style:style style:name="Table1.A" style:family="table-column">
      <style:table-column-properties style:column-width="1.0417in"/>
    </style:style>
    <style:style style:name="Table1.B" style:family="table-column">
      <style:table-column-properties style:column-width="5.1292in"/>
    </style:style>
    <style:style style:name="Table1.A1" style:family="table-cell">
      <style:table-cell-properties style:vertical-align="middle" fo:padding="0.0194in" fo:border="none"/>
    </style:style>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1">
      <style:paragraph-properties fo:margin-top="0in" fo:margin-bottom="0in" fo:padding="0in" fo:border="none"/>
    </style:style>
    <style:style style:name="P8" style:family="paragraph" style:parent-style-name="Text_20_body">
      <style:paragraph-properties fo:padding="0in" fo:border="none"/>
    </style:style>
    <style:style style:name="P9" style:family="paragraph" style:parent-style-name="Text_20_body" style:list-style-name="L1">
      <style:paragraph-properties fo:padding="0in" fo:border="none"/>
    </style:style>
    <style:style style:name="P10" style:family="paragraph" style:parent-style-name="Text_20_body" style:list-style-name="L2">
      <style:paragraph-properties fo:padding="0in" fo:border="none"/>
    </style:style>
    <style:style style:name="P11" style:family="paragraph" style:parent-style-name="Table_20_Contents">
      <style:paragraph-properties fo:padding="0.0193in" fo:border="0.0138in solid #30363d"/>
    </style:style>
    <style:style style:name="P12" style:family="paragraph" style:parent-style-name="Table_20_Heading">
      <style:paragraph-properties fo:padding="0.0193in" fo:border="0.0138in solid #30363d"/>
    </style:style>
    <style:style style:name="P13" style:family="paragraph" style:parent-style-name="Table_20_Heading">
      <style:paragraph-properties fo:padding="0in" fo:border="none"/>
    </style:style>
    <style:style style:name="T1"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Nautilus DevOps team is currently working on setting up a simple application on the AWS cloud. They aim to establish an Application Load Balancer (ALB) in front of an EC2 instance where an Nginx server is currently running. While the Nginx server currently serves a sample page, the team plans to deploy the actual application later.</text:p>
      <text:list xml:id="list3659908893700488991" text:style-name="L1">
        <text:list-item>
          <text:p text:style-name="P7">Set up an Application Load Balancer named <text:span text:style-name="Source_20_Text">xfusion-alb</text:span>.</text:p>
        </text:list-item>
        <text:list-item>
          <text:p text:style-name="P7">Create a target group named <text:span text:style-name="Source_20_Text">xfusion-tg</text:span>.</text:p>
        </text:list-item>
        <text:list-item>
          <text:p text:style-name="P7">Create a security group named <text:span text:style-name="Source_20_Text">xfusion-sg</text:span> to open port <text:span text:style-name="Source_20_Text">80</text:span> for the public.</text:p>
        </text:list-item>
        <text:list-item>
          <text:p text:style-name="P7">Attach this security group to the ALB.</text:p>
        </text:list-item>
        <text:list-item>
          <text:p text:style-name="P7">The ALB should route traffic on port <text:span text:style-name="Source_20_Text">80</text:span> to port <text:span text:style-name="Source_20_Text">80</text:span> of the <text:span text:style-name="Source_20_Text">xfusion-ec2</text:span> instance.</text:p>
        </text:list-item>
        <text:list-item>
          <text:p text:style-name="P9">Make appropriate changes in the default security group attached to the EC2 instance if necessary.</text:p>
        </text:list-item>
      </text:list>
      <text:p text:style-name="Text_20_body"/>
      <text:p text:style-name="P8">Use below given <text:span text:style-name="T1">AWS Credentials:</text:span> (You can run the <text:span text:style-name="Source_20_Text">showcreds</text:span> command on <text:span text:style-name="Source_20_Text">aws-client</text:span> host to retrieve these credentials)</text:p>
      <table:table table:name="Table1" table:style-name="Table1">
        <table:table-column table:style-name="Table1.A"/>
        <table:table-column table:style-name="Table1.B"/>
        <table:table-header-rows>
          <table:table-row>
            <table:table-cell table:style-name="Table1.A1" office:value-type="string">
              <text:p text:style-name="P12"><text:bookmark text:name="console_url"/>Console URL<text:bookmark text:name="https://403353369362.signin.aws.amazon.com/console?region=us-east-1"/></text:p>
            </table:table-cell>
            <table:table-cell table:style-name="Table1.A1" office:value-type="string">
              <text:p text:style-name="P13"><text:a xlink:type="simple" xlink:href="https://403353369362.signin.aws.amazon.com/console?region=us-east-1" office:target-frame-name="_blank" xlink:show="new" text:style-name="Internet_20_link" text:visited-style-name="Visited_20_Internet_20_Link">https://403353369362.signin.aws.amazon.com/console?region=us-east-1</text:a></text:p>
            </table:table-cell>
          </table:table-row>
        </table:table-header-rows>
        <table:table-row>
          <table:table-cell table:style-name="Table1.A1" office:value-type="string">
            <text:p text:style-name="P11">Username</text:p>
          </table:table-cell>
          <table:table-cell table:style-name="Table1.A1" office:value-type="string">
            <text:p text:style-name="P11">kk_labs_user_612022</text:p>
          </table:table-cell>
        </table:table-row>
        <table:table-row>
          <table:table-cell table:style-name="Table1.A1" office:value-type="string">
            <text:p text:style-name="P11">Password</text:p>
          </table:table-cell>
          <table:table-cell table:style-name="Table1.A1" office:value-type="string">
            <text:p text:style-name="P11">4@2jK3XCGy73</text:p>
          </table:table-cell>
        </table:table-row>
        <table:table-row>
          <table:table-cell table:style-name="Table1.A1" office:value-type="string">
            <text:p text:style-name="P11">Start Time</text:p>
          </table:table-cell>
          <table:table-cell table:style-name="Table1.A1" office:value-type="string">
            <text:p text:style-name="P11">Thu Dec 25 15:22:52 UTC 2025</text:p>
          </table:table-cell>
        </table:table-row>
        <table:table-row>
          <table:table-cell table:style-name="Table1.A1" office:value-type="string">
            <text:p text:style-name="P11">End Time</text:p>
          </table:table-cell>
          <table:table-cell table:style-name="Table1.A1" office:value-type="string">
            <text:p text:style-name="P11">Thu Dec 25 16:22:52 UTC 2025</text:p>
          </table:table-cell>
        </table:table-row>
      </table:table>
      <text:p text:style-name="P8"><text:line-break/><text:span text:style-name="Source_20_Text">Notes:</text:span></text:p>
      <text:list xml:id="list249297738545651363" text:style-name="L2">
        <text:list-item>
          <text:p text:style-name="P10">Create the resources only in <text:span text:style-name="Source_20_Text">us-east-1</text:span> region.</text:p>
        </text:list-item>
        <text:list-item>
          <text:p text:style-name="P10">To <text:span text:style-name="Source_20_Text">display</text:span> or <text:span text:style-name="Source_20_Text">hide</text:span> the terminal of the AWS client machine, you can use the expand toggle button as shown below:</text:p>
        </text:list-item>
      </text:list>
      <text:p text:style-name="Standard">Solutions:-</text:p>
      <text:p text:style-name="Standard"/>
      <text:h text:style-name="Heading_20_3" text:outline-level="3">Create Security Group for ALB</text:h>
      <text:list xml:id="list6218910022735380468" text:style-name="L3">
        <text:list-item>
          <text:p text:style-name="P1">Navigate to <text:span text:style-name="Strong_20_Emphasis">EC2 → Security Groups → Create Security Group</text:span>.</text:p>
        </text:list-item>
        <text:list-item>
          <text:p text:style-name="P1">Name: <text:span text:style-name="Strong_20_Emphasis">xfusion-sg</text:span></text:p>
        </text:list-item>
        <text:list-item>
          <text:p text:style-name="P1">Description: Allow HTTP traffic for ALB.</text:p>
        </text:list-item>
        <text:list-item>
          <text:p text:style-name="P1">VPC: Select the same VPC as your EC2 instance.</text:p>
        </text:list-item>
        <text:list-item>
          <text:p text:style-name="P1">Inbound Rule:</text:p>
          <text:list>
            <text:list-item>
              <text:p text:style-name="P1"><text:span text:style-name="Strong_20_Emphasis">Type:</text:span> HTTP</text:p>
            </text:list-item>
            <text:list-item>
              <text:p text:style-name="P1"><text:span text:style-name="Strong_20_Emphasis">Port:</text:span> 80</text:p>
            </text:list-item>
            <text:list-item>
              <text:p text:style-name="P1"><text:span text:style-name="Strong_20_Emphasis">Source:</text:span> 0.0.0.0/0 (public access)</text:p>
            </text:list-item>
          </text:list>
        </text:list-item>
        <text:list-item>
          <text:p text:style-name="P1">Save.</text:p>
        </text:list-item>
      </text:list>
      <text:h text:style-name="Heading_20_3" text:outline-level="3"><text:soft-page-break/>3. Create Target Group</text:h>
      <text:list xml:id="list310726463221173115" text:style-name="L4">
        <text:list-item>
          <text:p text:style-name="P2">Go to <text:span text:style-name="Strong_20_Emphasis">EC2 → Target Groups → Create Target Group</text:span>.</text:p>
        </text:list-item>
        <text:list-item>
          <text:p text:style-name="P2">Name: <text:span text:style-name="Strong_20_Emphasis">xfusion-tg</text:span></text:p>
        </text:list-item>
        <text:list-item>
          <text:p text:style-name="P2">Target type: <text:span text:style-name="Strong_20_Emphasis">Instances</text:span></text:p>
        </text:list-item>
        <text:list-item>
          <text:p text:style-name="P2">Protocol: <text:span text:style-name="Strong_20_Emphasis">HTTP</text:span></text:p>
        </text:list-item>
        <text:list-item>
          <text:p text:style-name="P2">Port: <text:span text:style-name="Strong_20_Emphasis">80</text:span></text:p>
        </text:list-item>
        <text:list-item>
          <text:p text:style-name="P2">VPC: Same VPC as EC2.</text:p>
        </text:list-item>
        <text:list-item>
          <text:p text:style-name="P2">Register targets:</text:p>
          <text:list>
            <text:list-item>
              <text:p text:style-name="P2">Select your <text:span text:style-name="Strong_20_Emphasis">xfusion-ec2</text:span> instance.</text:p>
            </text:list-item>
            <text:list-item>
              <text:p text:style-name="P2">Ensure port <text:span text:style-name="Strong_20_Emphasis">80</text:span> is selected.</text:p>
            </text:list-item>
          </text:list>
        </text:list-item>
        <text:list-item>
          <text:p text:style-name="P2">Save.</text:p>
        </text:list-item>
      </text:list>
      <text:h text:style-name="Heading_20_3" text:outline-level="3">4. Create Application Load Balancer</text:h>
      <text:list xml:id="list729128789459592521" text:style-name="L5">
        <text:list-item>
          <text:p text:style-name="P3">Go to <text:span text:style-name="Strong_20_Emphasis">EC2 → Load Balancers → Create Load Balancer → Application Load Balancer</text:span>.</text:p>
        </text:list-item>
        <text:list-item>
          <text:p text:style-name="P3">Name: <text:span text:style-name="Strong_20_Emphasis">xfusion-alb</text:span></text:p>
        </text:list-item>
        <text:list-item>
          <text:p text:style-name="P3">Scheme: <text:span text:style-name="Strong_20_Emphasis">Internet-facing</text:span></text:p>
        </text:list-item>
        <text:list-item>
          <text:p text:style-name="P3">IP type: <text:span text:style-name="Strong_20_Emphasis">IPv4</text:span></text:p>
        </text:list-item>
        <text:list-item>
          <text:p text:style-name="P3">VPC: Same VPC as EC2.</text:p>
        </text:list-item>
        <text:list-item>
          <text:p text:style-name="P3">Availability Zones: Select at least 2 subnets.</text:p>
        </text:list-item>
        <text:list-item>
          <text:p text:style-name="P3">Security Group: Attach <text:span text:style-name="Strong_20_Emphasis">xfusion-sg</text:span>.</text:p>
        </text:list-item>
        <text:list-item>
          <text:p text:style-name="P3">Listener:</text:p>
          <text:list>
            <text:list-item>
              <text:p text:style-name="P3">Protocol: <text:span text:style-name="Strong_20_Emphasis">HTTP</text:span></text:p>
            </text:list-item>
            <text:list-item>
              <text:p text:style-name="P3">Port: <text:span text:style-name="Strong_20_Emphasis">80</text:span></text:p>
            </text:list-item>
            <text:list-item>
              <text:p text:style-name="P3">Default action: Forward to <text:span text:style-name="Strong_20_Emphasis">xfusion-tg</text:span>.</text:p>
            </text:list-item>
          </text:list>
        </text:list-item>
        <text:list-item>
          <text:p text:style-name="P3">Create.</text:p>
        </text:list-item>
      </text:list>
      <text:h text:style-name="Heading_20_3" text:outline-level="3">5. Adjust EC2 Security Group (if needed)</text:h>
      <text:list xml:id="list2572445511681213833" text:style-name="L6">
        <text:list-item>
          <text:p text:style-name="P4">Check the default security group attached to <text:span text:style-name="Strong_20_Emphasis">xfusion-ec2</text:span>.</text:p>
        </text:list-item>
        <text:list-item>
          <text:p text:style-name="P4">Ensure inbound rules allow <text:span text:style-name="Strong_20_Emphasis">HTTP (port 80)</text:span> traffic from the ALB’s security group (<text:span text:style-name="Strong_20_Emphasis">xfusion-sg</text:span>).</text:p>
          <text:list>
            <text:list-item>
              <text:p text:style-name="P4">Add inbound rule:</text:p>
              <text:list>
                <text:list-item>
                  <text:p text:style-name="P4"><text:span text:style-name="Strong_20_Emphasis">Type:</text:span> HTTP</text:p>
                </text:list-item>
                <text:list-item>
                  <text:p text:style-name="P4"><text:span text:style-name="Strong_20_Emphasis">Port:</text:span> 80</text:p>
                </text:list-item>
                <text:list-item>
                  <text:p text:style-name="P4"><text:span text:style-name="Strong_20_Emphasis">Source:</text:span> Security Group <text:span text:style-name="Strong_20_Emphasis">xfusion-sg</text:span></text:p>
                </text:list-item>
              </text:list>
            </text:list-item>
          </text:list>
        </text:list-item>
      </text:list>
      <text:h text:style-name="Heading_20_3" text:outline-level="3"><text:soft-page-break/>6. Verify Setup</text:h>
      <text:list xml:id="list7982818765796279787" text:style-name="L7">
        <text:list-item>
          <text:p text:style-name="P5">Copy the <text:span text:style-name="Strong_20_Emphasis">DNS name</text:span> of the ALB (from Load Balancer description).</text:p>
        </text:list-item>
        <text:list-item>
          <text:p text:style-name="P5">Open it in a browser: <text:span text:style-name="Source_20_Text">http://&lt;ALB-DNS-Name&gt;</text:span></text:p>
        </text:list-item>
        <text:list-item>
          <text:p text:style-name="P5">You should see the Nginx sample page served via the ALB.</text:p>
        </text:list-item>
      </text:list>
      <text:h text:style-name="Heading_20_2" text:outline-level="2">✅ Checklist</text:h>
      <text:list xml:id="list4478904586737117886" text:style-name="L8">
        <text:list-item>
          <text:p text:style-name="P6"><text:span text:style-name="Strong_20_Emphasis">xfusion-alb</text:span> created ✔️</text:p>
        </text:list-item>
        <text:list-item>
          <text:p text:style-name="P6"><text:span text:style-name="Strong_20_Emphasis">xfusion-tg</text:span> created ✔️</text:p>
        </text:list-item>
        <text:list-item>
          <text:p text:style-name="P6"><text:span text:style-name="Strong_20_Emphasis">xfusion-sg</text:span> created and attached ✔️</text:p>
        </text:list-item>
        <text:list-item>
          <text:p text:style-name="P6">EC2 security group updated ✔️</text:p>
        </text:list-item>
        <text:list-item>
          <text:p text:style-name="P6">Traffic flows from ALB → EC2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38S</meta:editing-duration>
    <meta:editing-cycles>4</meta:editing-cycles>
    <meta:generator>OpenOffice/4.1.16$Win32 OpenOffice.org_project/4116m3$Build-9816</meta:generator>
    <dc:date>2025-12-25T21:29:45.50</dc:date>
    <meta:document-statistic meta:table-count="1" meta:image-count="0" meta:object-count="0" meta:page-count="3" meta:paragraph-count="73" meta:word-count="477" meta:character-count="2682"/>
    <meta:user-defined meta:name="Info 1"/>
    <meta:user-defined meta:name="Info 2"/>
    <meta:user-defined meta:name="Info 3"/>
    <meta:user-defined meta:name="Info 4"/>
  </office:meta>
</office:document-meta>
</file>